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99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wrap-option="wrap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Table 4-1. Hunter-Gatherer Mobility&#10;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Residential <text:s/>Moves/yr <text:s/></text:p>
          </table:table-cell>
          <table:table-cell table:style-name="ce1" office:value-type="string" calcext:value-type="string">
            <text:p>Average Distance (km) <text:s/></text:p>
          </table:table-cell>
          <table:table-cell table:style-name="ce1" office:value-type="string" calcext:value-type="string">
            <text:p>Total Distance (km) <text:s/></text:p>
          </table:table-cell>
          <table:table-cell table:style-name="ce1" office:value-type="string" calcext:value-type="string">
            <text:p>Total Area (km²) <text:s/></text:p>
          </table:table-cell>
          <table:table-cell table:style-name="ce1" office:value-type="string" calcext:value-type="string">
            <text:p>Logistical Mobility (days) </text:p>
          </table:table-cell>
          <table:table-cell table:style-name="ce1" office:value-type="string" calcext:value-type="string">
            <text:p>Primary Biomass (kg/m²) </text:p>
          </table:table-cell>
          <table:table-cell table:style-name="ce1" office:value-type="string" calcext:value-type="string">
            <text:p>Reference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Baffinland Inuit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– 0.27</text:p>
          </table:table-cell>
          <table:table-cell office:value-type="string" calcext:value-type="string">
            <text:p>Hantzsch 19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a (Selk’nam)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usinde 1934; Stuart 19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silingmiut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237" calcext:value-type="float">
            <text:p>23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Balikci 19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namiut</text:p>
          </table:table-cell>
          <table:table-cell office:value-type="float" office:value="10" calcext:value-type="float">
            <text:p>10</text:p>
          </table:table-cell>
          <table:table-cell office:value-type="float" office:value="69.5" calcext:value-type="float">
            <text:p>69.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,200–20,500</text:p>
          </table:table-cell>
          <table:table-cell office:value-type="string" calcext:value-type="string">
            <text:p>–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Amsden 1977; Binford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ilkat Tlingit</text:p>
          </table:table-cell>
          <table:table-cell office:value-type="string" calcext:value-type="string">
            <text:p>&gt;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8–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Schalk 1978; 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xalk (Bella Coola)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–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wikeno Kwakwak’awakw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–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tassini Cr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  <table:table-cell office:value-type="float" office:value="510" calcext:value-type="float">
            <text:p>510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Rogers 1963, 1967a,b; 19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. Tlingi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–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rens River Ojibwa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ogers 1967a,b; 1969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nd L. Victoria Cree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–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Rogers 1967a,b; 1969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kangikum (Ojibwa)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–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ogers 1967a,b; 1969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venki (reindeer herders)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200–4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–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urov 2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isla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–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simshian</text:p>
          </table:table-cell>
          <table:table-cell office:value-type="string" calcext:value-type="string">
            <text:p>3–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90–45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alk 1978; 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ida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–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Schalk 1978; Langdon 19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kah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–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leute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–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ackfoot (Siksika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–24</text:p>
          </table:table-cell>
          <table:table-cell office:value-type="string" calcext:value-type="string">
            <text:p>–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Ewers 19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ault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–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akwak’awakw (Ft. Rupert)</text:p>
          </table:table-cell>
          <table:table-cell office:value-type="string" calcext:value-type="string">
            <text:p>3–4+</text:p>
          </table:table-cell>
          <table:table-cell office:value-type="float" office:value="13.6" calcext:value-type="float">
            <text:p>13.6</text:p>
          </table:table-cell>
          <table:table-cell office:value-type="float" office:value="35" calcext:value-type="float">
            <text:p>35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–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akwak’awakw (Ft. Rupert)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52–276</text:p>
          </table:table-cell>
          <table:table-cell table:number-columns-repeated="2" office:value-type="string" calcext:value-type="string">
            <text:p>–</text:p>
          </table:table-cell>
          <table:table-cell/>
          <table:table-cell office:value-type="string" calcext:value-type="string">
            <text:p>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swanipi Cree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–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Rogers 1967a,b; 1969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eu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32" calcext:value-type="float">
            <text:p>3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oxe 1804 [1787]; Laughlin 19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tagnais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–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–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Tanner 1944; Leacock 19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inook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–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Schalk 1978; Kroeber 19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inu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Watanabe 1968a,b; 19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lamath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84" calcext:value-type="float">
            <text:p>84</text:p>
          </table:table-cell>
          <table:table-cell office:value-type="float" office:value="1058" calcext:value-type="float">
            <text:p>1058</text:p>
          </table:table-cell>
          <table:table-cell office:value-type="float" office:value="27" calcext:value-type="float">
            <text:p>27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Gatschet 1890; Spier 1930; Barrett 19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8–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–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itchell and Donald 1988; Elmendorf 19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yallup-Nisqually (S. Salish)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Skagit (S. Salish)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uchahnulth (Nootka)</text:p>
          </table:table-cell>
          <table:table-cell office:value-type="string" calcext:value-type="string">
            <text:p>&gt;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–55</text:p>
          </table:table-cell>
          <table:table-cell office:value-type="float" office:value="370.5" calcext:value-type="float">
            <text:p>370.5</text:p>
          </table:table-cell>
          <table:table-cell office:value-type="string" calcext:value-type="string">
            <text:p>–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Drucker 1951; 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quamish (C. Salish)</text:p>
          </table:table-cell>
          <table:table-cell office:value-type="string" calcext:value-type="string">
            <text:p>0–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0–32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ther Gulf Salish</text:p>
          </table:table-cell>
          <table:table-cell office:value-type="float" office:value="3" calcext:value-type="float">
            <text:p>3</text:p>
          </table:table-cell>
          <table:table-cell office:value-type="float" office:value="34.9" calcext:value-type="float">
            <text:p>34.9</text:p>
          </table:table-cell>
          <table:table-cell office:value-type="float" office:value="77" calcext:value-type="float">
            <text:p>7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. Saanich (C. Salish)</text:p>
          </table:table-cell>
          <table:table-cell office:value-type="string" calcext:value-type="string">
            <text:p>4–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75–1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–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chalk 1978; 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. Saanich (C. Salish)</text:p>
          </table:table-cell>
          <table:table-cell office:value-type="string" calcext:value-type="string">
            <text:p>3–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5–32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chalk 1978; Mitchell and Donald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oksack (C. Salish)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–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mac</text:p>
          </table:table-cell>
          <table:table-cell office:value-type="string" calcext:value-type="string">
            <text:p>–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,000–5,200</text:p>
          </table:table-cell>
          <table:table-cell office:value-type="string" calcext:value-type="string">
            <text:p>–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Wallis and Wallis 1955; Denys 1908; LeClerq 1910; Speck 1921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npoi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ay 19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smanians, N.W.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00" calcext:value-type="float">
            <text:p>4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–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Jones 19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yot</text:p>
          </table:table-cell>
          <table:table-cell office:value-type="string" calcext:value-type="string">
            <text:p>0–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–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Schalk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dütökadö (Surprise Valley Paiute) 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Kelly 19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ow (Apsáalooke)</text:p>
          </table:table-cell>
          <table:table-cell office:value-type="float" office:value="38" calcext:value-type="float">
            <text:p>38</text:p>
          </table:table-cell>
          <table:table-cell office:value-type="float" office:value="19.2" calcext:value-type="float">
            <text:p>19.2</text:p>
          </table:table-cell>
          <table:table-cell office:value-type="float" office:value="640" calcext:value-type="float">
            <text:p>640</text:p>
          </table:table-cell>
          <table:table-cell office:value-type="float" office:value="61880" calcext:value-type="float">
            <text:p>61880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abokov 19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smanians, S.W.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00" calcext:value-type="float">
            <text:p>4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–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Jones 19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z Perc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–24</text:p>
          </table:table-cell>
          <table:table-cell office:value-type="string" calcext:value-type="string">
            <text:p>–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Haines 19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eyenn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ussow 19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/’hoansi (Dobe)</text:p>
          </table:table-cell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.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60–2,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chcock 1987a,b; Lee 19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/Aise (sedentary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2–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chcock and Ebert 19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ua (sedentary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7–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chcock and Ebert 19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yawara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’Connell, Latz, and Barnett 19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robo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Huntingsford 19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/wi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8–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lberbauer 1972, 1981a,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labri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Pookajorn 1985, 19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hor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office:value-type="float" office:value="90.3" calcext:value-type="float">
            <text:p>90.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–6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Williams 19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dudjara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ne 1987; Tonkinson 19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riono</text:p>
          </table:table-cell>
          <table:table-cell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  <table:table-cell office:value-type="float" office:value="230" calcext:value-type="float">
            <text:p>2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Holmberg 1950; Stearman 19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enchu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Furer-Haimendorf 19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pila (Nesbitt R., Cape York) 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35–70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hase and Sutton 19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ll Pandaram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–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orris 19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ta (Cagayan)</text:p>
          </table:table-cell>
          <table:table-cell office:value-type="float" office:value="22" calcext:value-type="float">
            <text:p>22</text:p>
          </table:table-cell>
          <table:table-cell office:value-type="float" office:value="12.8" calcext:value-type="float">
            <text:p>12.8</text:p>
          </table:table-cell>
          <table:table-cell office:value-type="float" office:value="281.6" calcext:value-type="float">
            <text:p>281.6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–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Vanoverbergh 19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gta (Isabela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ai 19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ak</text:p>
          </table:table-cell>
          <table:table-cell office:value-type="string" calcext:value-type="string">
            <text:p>17–26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Eder 1978; 19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barra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–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eehan 19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k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Bahuchet 1979, 1988, 19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ukak</text:p>
          </table:table-cell>
          <table:table-cell office:value-type="string" calcext:value-type="string">
            <text:p>70–80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string" calcext:value-type="string">
            <text:p>400–500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Politis 20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ngadja (Glyde River)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Peterson 19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dda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 office:value-type="float" office:value="36.3" calcext:value-type="float">
            <text:p>36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–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eligman and Seligman 19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uti</text:p>
          </table:table-cell>
          <table:table-cell office:value-type="string" calcext:value-type="string">
            <text:p>5–11</text:p>
          </table:table-cell>
          <table:table-cell office:value-type="string" calcext:value-type="string">
            <text:p>5–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0–780</text:p>
          </table:table-cell>
          <table:table-cell office:value-type="string" calcext:value-type="string">
            <text:p>–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Bicchieri 1969b; Tanno 1976; Harako 1976; Turnbull 1972; Bahuchet 1992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ang</text:p>
          </table:table-cell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.3</text:p>
          </table:table-cell>
          <table:table-cell office:value-type="float" office:value="203.8" calcext:value-type="float">
            <text:p>203.8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–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Schebesta 19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amanese (Onge, inland)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–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Radcliffe-Brown 1922; Cooper 199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'Table 4-1. Hunter-Gatherer Mobility&#10;'.A1:'Table 4-1. Hunter-Gatherer Mobility&#10;'.H7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eon Kaiping</meta:initial-creator>
    <meta:creation-date>2020-12-09T21:37:36.208387442</meta:creation-date>
    <dc:date>2020-12-09T22:35:42.105572267</dc:date>
    <dc:creator>Gereon Kaiping</dc:creator>
    <meta:editing-duration>PT21M42S</meta:editing-duration>
    <meta:editing-cycles>5</meta:editing-cycles>
    <meta:generator>LibreOffice/7.0.3.1$Linux_X86_64 LibreOffice_project/00$Build-1</meta:generator>
    <meta:document-statistic meta:table-count="1" meta:cell-count="567" meta:object-count="0"/>
  </office:meta>
</office:document-meta>
</file>